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line-height="100%" fo:background-color="#F4F4F4"/>
    </style:style>
    <style:style style:name="T2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E03E2D" fo:font-size="10pt" style:font-size-asian="10pt" style:font-size-complex="10pt" style:language-asian="es" style:country-asian="ES"/>
    </style:style>
    <style:style style:name="T4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E03E2D" fo:font-size="10pt" style:font-size-asian="10pt" style:font-size-complex="10pt" style:language-asian="es" style:country-asian="ES"/>
    </style:style>
    <style:style style:name="T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E03E2D" fo:font-size="10pt" style:font-size-asian="10pt" style:font-size-complex="10pt" style:language-asian="es" style:country-asian="ES"/>
    </style:style>
    <style:style style:name="T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E03E2D" fo:font-size="10pt" style:font-size-asian="10pt" style:font-size-complex="10pt" style:language-asian="es" style:country-asian="ES"/>
    </style:style>
    <style:style style:name="T7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E03E2D" fo:font-size="10pt" style:font-size-asian="10pt" style:font-size-complex="10pt" style:language-asian="es" style:country-asian="ES"/>
    </style:style>
    <style:style style:name="T8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9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10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11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12" style:parent-style-name="Normal" style:family="paragraph">
      <style:paragraph-properties fo:line-height="100%" fo:background-color="#F4F4F4"/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13" style:parent-style-name="Normal" style:list-style-name="LFO1" style:family="paragraph">
      <style:paragraph-properties fo:margin-bottom="0in" fo:line-height="100%" fo:background-color="#F4F4F4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es" style:country-asian="ES"/>
    </style:style>
    <style:style style:name="T15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16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17" style:parent-style-name="Normal" style:list-style-name="LFO2" style:family="paragraph">
      <style:paragraph-properties fo:margin-bottom="0in" fo:line-height="100%" fo:background-color="#F4F4F4"/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18" style:parent-style-name="Normal" style:list-style-name="LFO2" style:family="paragraph">
      <style:paragraph-properties fo:margin-bottom="0in" fo:line-height="100%" fo:background-color="#F4F4F4"/>
    </style:style>
    <style:style style:name="T19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20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21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22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23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24" style:parent-style-name="Normal" style:list-style-name="LFO2" style:family="paragraph">
      <style:paragraph-properties fo:margin-bottom="0in" fo:line-height="100%" fo:background-color="#F4F4F4"/>
    </style:style>
    <style:style style:name="T25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26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27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28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29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30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31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32" style:parent-style-name="Normal" style:list-style-name="LFO2" style:family="paragraph">
      <style:paragraph-properties fo:margin-bottom="0in" fo:line-height="100%" fo:background-color="#F4F4F4"/>
    </style:style>
    <style:style style:name="T33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34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35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36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37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38" style:parent-style-name="Normal" style:list-style-name="LFO3" style:family="paragraph">
      <style:paragraph-properties fo:margin-bottom="0in" fo:line-height="100%" fo:background-color="#F4F4F4"/>
    </style:style>
    <style:style style:name="T39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es" style:country-asian="ES"/>
    </style:style>
    <style:style style:name="T40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41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42" style:parent-style-name="Normal" style:list-style-name="LFO4" style:family="paragraph">
      <style:paragraph-properties fo:margin-bottom="0in" fo:line-height="100%" fo:background-color="#F4F4F4"/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43" style:parent-style-name="Normal" style:list-style-name="LFO5" style:family="paragraph">
      <style:paragraph-properties fo:margin-bottom="0in" fo:line-height="100%" fo:background-color="#F4F4F4"/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44" style:parent-style-name="Normal" style:list-style-name="LFO4" style:family="paragraph">
      <style:paragraph-properties fo:margin-bottom="0in" fo:line-height="100%" fo:background-color="#F4F4F4"/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45" style:parent-style-name="Normal" style:list-style-name="LFO4" style:family="paragraph">
      <style:paragraph-properties fo:margin-bottom="0in" fo:line-height="100%" fo:background-color="#F4F4F4"/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46" style:parent-style-name="Normal" style:list-style-name="LFO4" style:family="paragraph">
      <style:paragraph-properties fo:margin-bottom="0in" fo:line-height="100%" fo:background-color="#F4F4F4"/>
    </style:style>
    <style:style style:name="T47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48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49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50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51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52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53" style:parent-style-name="Normal" style:family="paragraph">
      <style:paragraph-properties fo:margin-bottom="0in" fo:line-height="100%" fo:background-color="#F4F4F4"/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54" style:parent-style-name="Normal" style:family="paragraph">
      <style:paragraph-properties fo:margin-bottom="0in" fo:line-height="100%" fo:background-color="#F4F4F4"/>
    </style:style>
  </office:automatic-styles>
  <office:body>
    <office:text text:use-soft-page-breaks="true">
      <text:p text:style-name="P1"><text:span text:style-name="T2">Fecha límite de envío: </text:span><text:span text:style-name="T3">jueves</text:span><text:span text:style-name="T4"><text:s/>2</text:span><text:span text:style-name="T5"><text:s/>de<text:s/></text:span><text:span text:style-name="T6">Dici</text:span><text:span text:style-name="T7">embre</text:span><text:span text:style-name="T8"> </text:span><text:span text:style-name="T9"><text:s/>de 2021<text:s/></text:span><text:span text:style-name="T10">a las 23:59 horas</text:span><text:span text:style-name="T11"><text:s/>y por email, mariaro@us.es</text:span></text:p>
      <text:p text:style-name="P12">Tareas a realizar en el proyecto:</text:p>
      <text:list text:style-name="LFO1" text:continue-numbering="true">
        <text:list-item>
          <text:p text:style-name="P13"><text:span text:style-name="T14">Bloque I</text:span><text:span text:style-name="T15">: Implementar, documentar y probar DOS funciones que trabajen sobre el dataset y respondan a preguntas interesantes. La<text:s/></text:span><text:span text:style-name="T16">primera se debe escoger entre los tipos (1) y (2) y la segunda debe ser de tipo (3):</text:span></text:p>
        </text:list-item>
      </text:list>
      <text:list text:style-name="LFO2" text:continue-numbering="true">
        <text:list-item>
          <text:p text:style-name="P17"/>
          <text:list text:continue-numbering="true">
            <text:list-item>
              <text:p text:style-name="P18"><text:span text:style-name="T19">Función que filtre y/o seleccione una serie de filas y/o columnas del dataset. Ejemplos: funciones </text:span><text:span text:style-name="T20">filtra_por_pais</text:span><text:span text:style-name="T21"> o </text:span><text:span text:style-name="T22">filtra_por_paises_y_años</text:span><text:span text:style-name="T23"> del proyecto Población.</text:span></text:p>
            </text:list-item>
            <text:list-item>
              <text:p text:style-name="P24"><text:span text:style-name="T25">Func</text:span><text:span text:style-name="T26">ión que cuente el número de valores distintos de un atributo, o que devuelva un conjunto con los valores distintos. Ejemplos: función </text:span><text:span text:style-name="T27">numero_nacionalidades_distintas</text:span><text:span text:style-name="T28"> del proyecto Extranjería (examen de junio de 2019) y función </text:span><text:span text:style-name="T29">calcula_paises</text:span><text:span text:style-name="T30"> del proyecto P</text:span><text:span text:style-name="T31">oblación.</text:span></text:p>
            </text:list-item>
            <text:list-item>
              <text:p text:style-name="P32"><text:span text:style-name="T33">Función que calcule la suma, el total o la media de una propiedad numérica. Ejemplos: funciones </text:span><text:span text:style-name="T34">calcular_total_camas_centros_accesibles</text:span><text:span text:style-name="T35"> y </text:span><text:span text:style-name="T36">calcular_media_coordenadas</text:span><text:span text:style-name="T37"> del proyecto Centros Sanitarios.</text:span></text:p>
            </text:list-item>
          </text:list>
        </text:list-item>
      </text:list>
      <text:list text:style-name="LFO3" text:continue-numbering="true">
        <text:list-item>
          <text:p text:style-name="P38"><text:span text:style-name="T39">Bloque II</text:span><text:span text:style-name="T40">: Implementar, documentar y<text:s/></text:span><text:span text:style-name="T41">probar TRES funciones que trabajen sobre el dataset y respondan a preguntas interesantes. La primera se debe escoger entre los tipos (4) y (5), la segunda debe ser de tipo (6) y la tercera de tipo (7):</text:span></text:p>
        </text:list-item>
      </text:list>
      <text:list text:style-name="LFO4" text:continue-numbering="true">
        <text:list-item>
          <text:p text:style-name="P42"/>
        </text:list-item>
      </text:list>
      <text:list text:style-name="LFO4">
        <text:list-item text:start-value="1">
          <text:list>
            <text:list-item text:start-value="1">
              <text:p text:style-name="P43">Función que obtenga una tupla (o una parte de ella) con el valor máximo o mínimo de una propiedad de entre las tuplas que cumplan una condición. </text:p>
            </text:list-item>
            <text:list-item>
              <text:p text:style-name="P44">Función que obtenga una lista con las tuplas cuyo valor de una propiedad concreta es igual al máximo o mínimo valor de esa propiedad.</text:p>
            </text:list-item>
            <text:list-item>
              <text:p text:style-name="P45">Función que obtenga una<text:s/>lista con n tuplas ordenadas de mayor a menor (o de menor a mayor) por una propiedad determinada de entre las que cumplan una condición.</text:p>
            </text:list-item>
            <text:list-item>
              <text:p text:style-name="P46"><text:span text:style-name="T47">Función que devuelva un diccionario que permita agrupar por una propiedad, en el que los valores sean una lista o un co</text:span><text:span text:style-name="T48">njunto con las tuplas que tienen el mismo valor de esa propiedad. Ejemplos: funciones </text:span><text:span text:style-name="T49">agrupar_por_barrio</text:span><text:span text:style-name="T50"> y </text:span><text:span text:style-name="T51">agrupar_por_distrito</text:span><text:span text:style-name="T52"> del proyecto Extranjería.</text:span></text:p>
            </text:list-item>
          </text:list>
        </text:list-item>
      </text:list>
      <text:p text:style-name="P53"/>
      <text:p text:style-name="P54"/>
      <text:p text:style-name="Normal">Nota, estos proyectos que se citan son meramente<text:s/>orientativos, para ver los enunciados, algunos se han resuelto en clase, otros n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sa</meta:initial-creator>
    <dc:creator> </dc:creator>
    <meta:creation-date>2021-11-15T07:48:00Z</meta:creation-date>
    <dc:date>2021-11-17T11:45:00Z</dc:date>
    <meta:template xlink:href="Normal" xlink:type="simple"/>
    <meta:editing-cycles>2</meta:editing-cycles>
    <meta:editing-duration>PT2040S</meta:editing-duration>
    <meta:document-statistic meta:page-count="1" meta:paragraph-count="4" meta:word-count="318" meta:character-count="2065" meta:row-count="14" meta:non-whitespace-character-count="1751"/>
  </office:meta>
</office:document-meta>
</file>